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8c32" officeooo:paragraph-rsid="00008c32"/>
    </style:style>
    <style:style style:name="P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Python /dev/hidraw reader</text:p>
      <text:p text:style-name="P1">- DB writer</text:p>
      <text:p text:style-name="P1">- Cron job for every minute</text:p>
      <text:p text:style-name="P1">- Graphana config</text:p>
      <text:p text:style-name="P1">- Security and authorisation</text:p>
      <text:p text:style-name="P1">- DB backup</text:p>
      <text:p text:style-name="P1"/>
      <text:p text:style-name="P1"/>
      <text:p text:style-name="P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/text:p>
      <text:p text:style-name="P3"/>
      <text:p text:style-name="P3">Q<text:span text:style-name="T1">MOD</text:span></text:p>
      <text:p text:style-name="P4">- Text string showing mode</text:p>
      <text:p text:style-name="P4"/>
      <text:p text:style-name="P5">QPIRI</text:p>
      <text:p text:style-name="P5">-?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06T21:27:42.668201142</dc:date>
    <meta:editing-duration>P1DT10H22M11S</meta:editing-duration>
    <meta:editing-cycles>6</meta:editing-cycles>
    <meta:generator>LibreOffice/5.2.7.2$Linux_ARM_EABI LibreOffice_project/20m0$Build-2</meta:generator>
    <meta:document-statistic meta:table-count="0" meta:image-count="0" meta:object-count="0" meta:page-count="1" meta:paragraph-count="14" meta:word-count="48" meta:character-count="266" meta:non-whitespace-character-count="231"/>
  </office:meta>
</office:document-meta>
</file>